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Liberation Sans6" svg:font-family="'Liberation Sans'"/>
    <style:font-face style:name="OpenSymbol2" svg:font-family="OpenSymbol, 'Arial Unicode MS'"/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KG Defying Gravity" svg:font-family="'KG Defying Gravity'" style:font-pitch="variable"/>
    <style:font-face style:name="Liberation Sans5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Gravity" svg:font-family="Gravity" style:font-family-generic="modern" style:font-pitch="variable"/>
    <style:font-face style:name="Liberation Sans4" svg:font-family="'Liberation Sans'" style:font-family-generic="modern" style:font-pitch="variable"/>
    <style:font-face style:name="Gravity1" svg:font-family="Gravity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olvetica Rg" svg:font-family="'Coolvetica Rg'" style:font-family-generic="swiss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line-height="125%" fo:text-align="start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4cm" fo:margin-bottom="0cm" fo:line-height="125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36pt" fo:letter-spacing="normal" fo:language="en" fo:country="GB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ravity" fo:font-size="36pt" fo:letter-spacing="normal" fo:language="en" fo:country="GB" fo:font-style="normal" fo:text-shadow="none" style:text-underline-style="none" fo:font-weight="normal" style:letter-kerning="true" fo:background-color="transparent" style:font-name-asian="Droid Sans Fallback" style:font-size-asian="36pt" style:font-style-asian="normal" style:font-weight-asian="normal" style:font-name-complex="Droid Sans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ravity" fo:font-size="40pt" fo:letter-spacing="normal" fo:language="en" fo:country="GB" fo:font-style="normal" fo:text-shadow="none" style:text-underline-style="none" fo:font-weight="normal" style:letter-kerning="true" fo:background-color="transparent" style:font-name-asian="Droid Sans Fallback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40pt" fo:letter-spacing="normal" fo:language="en" fo:country="GB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Introducing Set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ilm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Lets say we want to decide what film to watch.</text:p>
                <text:list>
                  <text:list-item>
                    <text:p>We have a bunch of different people. Each person has films they like and films they have seen before.</text:p>
                  </text:list-item>
                </text:list>
              </text:list-item>
              <text:list-item>
                <text:p text:style-name="P3">What film do we watch?</text:p>
                <text:list>
                  <text:list-item>
                    <text:p>It’s got to be a film we own.</text:p>
                  </text:list-item>
                  <text:list-item>
                    <text:p>Each person only wants to re-watch a film if they like it.</text:p>
                  </text:list-item>
                  <text:list-item>
                    <text:p>But they’re happy to watch any film for the first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ilm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Problem:</text:p>
                <text:list>
                  <text:list-item>
                    <text:p>It’s getting kind of complicated to describe.</text:p>
                  </text:list-item>
                </text:list>
              </text:list-item>
              <text:list-item>
                <text:p text:style-name="P3">Bigger Problem:</text:p>
                <text:list>
                  <text:list-item>
                    <text:p>Imagine we were writing the specification for a Film recommendation system.</text:p>
                  </text:list-item>
                  <text:list-item>
                    <text:p>Or responsible for coding one from such a specification</text:p>
                  </text:list-item>
                </text:list>
              </text:list-item>
              <text:list-item>
                <text:p text:style-name="P3">We want to able to describe it as precisely as possible.</text:p>
              </text:list-item>
              <text:list-item>
                <text:p text:style-name="P3">Formal notation using set theory will help here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roducing Se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ets are collections of things</text:p>
                <text:list>
                  <text:list-item>
                    <text:p>Elements</text:p>
                  </text:list-item>
                  <text:list-item>
                    <text:p>Other Sets</text:p>
                  </text:list-item>
                </text:list>
              </text:list-item>
              <text:list-item>
                <text:p>Unordered</text:p>
              </text:list-item>
              <text:list-item>
                <text:p>Unique</text:p>
              </text:list-item>
              <text:list-item>
                <text:p>E.g. Numbers, Countries, Film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et Theor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re are various different branches of maths</text:p>
                <text:list>
                  <text:list-item>
                    <text:p>Usually, each of these branches deals with some special problem</text:p>
                  </text:list-item>
                  <text:list-item>
                    <text:p>Or some special kind of data</text:p>
                    <text:list>
                      <text:list-item>
                        <text:p>Eg. numbers (arithmatic)</text:p>
                      </text:list-item>
                      <text:list-item>
                        <text:p>Or truth values (logic)</text:p>
                      </text:list-item>
                    </text:list>
                  </text:list-item>
                </text:list>
              </text:list-item>
              <text:list-item>
                <text:p>Set theory deals with operations on sets. Rules and notation for manipulating the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finition by Extension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re are two ways to define a set.</text:p>
              </text:list-item>
              <text:list-item>
                <text:p>The first is simply to list the elements.</text:p>
                <text:list>
                  <text:list-item>
                    <text:p text:style-name="P5"><text:span text:style-name="T1">A ≜ {1,2,3,4}</text:span></text:p>
                  </text:list-item>
                  <text:list-item>
                    <text:p text:style-name="P6"><text:span text:style-name="T1">B ≜ {Up, Down, Left, Right}</text:span></text:p>
                  </text:list-item>
                  <text:list-item>
                    <text:p text:style-name="P6"><text:span text:style-name="T2">C ≜ {</text:span><text:span text:style-name="T1">banana, custard, yoghurt}</text:span></text:p>
                  </text:list-item>
                </text:list>
              </text:list-item>
              <text:list-item>
                <text:p text:style-name="P5"><text:span text:style-name="T3"><text:s/></text:span><text:span text:style-name="T3">You will see both = and </text:span><text:span text:style-name="T4">≜ use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Intensional Definitio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other way is to give the conditions that describe the elements of the set without ambiguity</text:p>
                <text:list>
                  <text:list-item>
                    <text:p>Films ≜ { f | f is a film that we own} </text:p>
                    <text:list>
                      <text:list-item>
                        <text:p>in maths, | often means ‘given that’</text:p>
                      </text:list-item>
                    </text:list>
                  </text:list-item>
                </text:list>
              </text:list-item>
              <text:list-item>
                <text:p>Two ways to define a set with the same elements:</text:p>
                <text:list>
                  <text:list-item>
                    <text:p>A ≜ {1,2,3,4}</text:p>
                  </text:list-item>
                  <text:list-item>
                    <text:p>or A <text:s/>≜ {y | y&gt;0 and y&lt;5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he Empty Se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mportant set to know is the set with nothing in it. It’s called the empty set.</text:p>
                <text:list>
                  <text:list-item>
                    <text:p>Uses the symbol Ø</text:p>
                  </text:list-item>
                  <text:list-item>
                    <text:p>Ø≜{ }</text:p>
                  </text:list-item>
                </text:list>
              </text:list-item>
              <text:list-item>
                <text:p>Note that Ø != {Ø}</text:p>
                <text:list>
                  <text:list-item>
                    <text:p>{Ø} is a set containing the empty set, not the empty set itself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t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 singleton is a set containing only one member</text:p>
                <text:list>
                  <text:list-item>
                    <text:p>{1}</text:p>
                  </text:list-item>
                  <text:list-item>
                    <text:p>The set of prime numbers between 6 and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amilar Se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N ≜ {0,1,2,3…} (the ‘natural numbers’) </text:p>
              </text:list-item>
              <text:list-item>
                <text:p>Z ≜ {… -3, -2, -1, 0, 1, 2, 3 …} (the ‘integers’)</text:p>
              </text:list-item>
              <text:list-item>
                <text:p>R (the ‘real numbers’}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 set is a collection of elements</text:p>
              </text:list-item>
              <text:list-item>
                <text:p>The elements of a set have no order</text:p>
                <text:list>
                  <text:list-header>
                    <text:p>{a, b, c} = {b, c, a}</text:p>
                  </text:list-header>
                </text:list>
              </text:list-item>
              <text:list-item>
                <text:p>Elements must be unique</text:p>
                <text:list>
                  <text:list-header>
                    <text:p>{a, a, b} is not a valid set, where {a, b} i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Liberation Sans6" svg:font-family="'Liberation Sans'"/>
    <style:font-face style:name="OpenSymbol2" svg:font-family="OpenSymbol, 'Arial Unicode MS'"/>
    <style:font-face style:name="Droid Sans Devanagari3" svg:font-family="'Droid Sans Devanagari'" style:font-family-generic="swiss"/>
    <style:font-face style:name="Droid Sans Devanagari1" svg:font-family="'Droid Sans Devanagari'" style:font-pitch="variable"/>
    <style:font-face style:name="KG Defying Gravity" svg:font-family="'KG Defying Gravity'" style:font-pitch="variable"/>
    <style:font-face style:name="Liberation Sans5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Gravity" svg:font-family="Gravity" style:font-family-generic="modern" style:font-pitch="variable"/>
    <style:font-face style:name="Liberation Sans4" svg:font-family="'Liberation Sans'" style:font-family-generic="modern" style:font-pitch="variable"/>
    <style:font-face style:name="Gravity1" svg:font-family="Gravity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Coolvetica Rg" svg:font-family="'Coolvetica Rg'" style:font-family-generic="swiss" style:font-pitch="variable"/>
    <style:font-face style:name="Droid Sans Devanagari2" svg:font-family="'Droid Sans Devanagari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roid Sans Devanagari1" style:font-family-asian="'Droid Sans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Droid Sans Devanagari1" style:font-family-asian="'Droid Sans Devanagari'" style:font-pitch-asian="variable" style:font-size-asian="18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Devanagari1" style:font-family-asian="'Droid Sans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Droid Sans Devanagari1" style:font-family-asian="'Droid Sans Devanagari'" style:font-pitch-asian="variable" style:font-size-asian="16pt" style:font-weight-asian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Droid Sans Devanagari3" style:font-family-asian="'Droid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Droid Sans Devanagari3" style:font-family-asian="'Droid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Droid Sans Devanagari3" style:font-family-asian="'Droid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2f2f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ravity" fo:font-family="Gravity" style:font-family-generic="moder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Droid Sans Devanagari" style:font-family-complex="'Droid Sans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ravity" fo:font-family="Gravity" style:font-family-generic="modern" style:font-pitch="variable" fo:font-size="26.5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ravity" fo:font-family="Gravity" style:font-family-generic="modern" style:font-pitch="variable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ravity" fo:font-family="Gravity" style:font-family-generic="modern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6" fo:font-family="'Liberation San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Subheading_20_A-background" style:display-name="1_Subheading A-background" style:family="presentation">
      <style:graphic-properties draw:stroke="none" draw:fill="solid" draw:fill-color="#f2f2f2"/>
      <style:text-properties style:letter-kerning="true"/>
    </style:style>
    <style:style style:name="_31__5f_Subheading_20_A-backgroundobjects" style:display-name="1_Subheading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Subheading_20_A-notes" style:display-name="1_Subheading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_5f_Subheading_20_A-outline1" style:display-name="1_Subheading A-outline1" style:family="presentation">
      <style:graphic-properties draw:stroke="none" draw:fill="none" draw:auto-grow-height="false" draw:fit-to-size="false" style:shrink-to-fit="true">
        <text:list-style style:name="_31__5f_Subheading_20_A-outline1" style:display-name="1_Subheading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ravity" fo:font-family="Gravity" style:font-family-generic="moder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Droid Sans Devanagari" style:font-family-complex="'Droid Sans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style style:name="_31__5f_Subheading_20_A-outline2" style:display-name="1_Subheading A-outline2" style:family="presentation" style:parent-style-name="_31__5f_Subheading_20_A-outline1">
      <style:paragraph-properties fo:margin-left="0cm" fo:margin-right="0cm" fo:margin-top="0.33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ravity" fo:font-family="Gravity" style:font-family-generic="modern" style:font-pitch="variable" fo:font-size="26.5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_31__5f_Subheading_20_A-outline3" style:display-name="1_Subheading A-outline3" style:family="presentation" style:parent-style-name="_31__5f_Subheading_20_A-outline2">
      <style:paragraph-properties fo:margin-left="0cm" fo:margin-right="0cm" fo:margin-top="0.247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ravity" fo:font-family="Gravity" style:font-family-generic="modern" style:font-pitch="variable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_31__5f_Subheading_20_A-outline4" style:display-name="1_Subheading A-outline4" style:family="presentation" style:parent-style-name="_31__5f_Subheading_20_A-outline3">
      <style:paragraph-properties fo:margin-left="0cm" fo:margin-right="0cm" fo:margin-top="0.165cm" fo:margin-bottom="0cm" fo:line-height="125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ravity" fo:font-family="Gravity" style:font-family-generic="modern" style:font-pitch="variable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Subheading_20_A-outline5" style:display-name="1_Subheading A-outline5" style:family="presentation" style:parent-style-name="_31__5f_Subheading_20_A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Subheading_20_A-outline6" style:display-name="1_Subheading A-outline6" style:family="presentation" style:parent-style-name="_31__5f_Subheading_20_A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Subheading_20_A-outline7" style:display-name="1_Subheading A-outline7" style:family="presentation" style:parent-style-name="_31__5f_Subheading_20_A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Subheading_20_A-outline8" style:display-name="1_Subheading A-outline8" style:family="presentation" style:parent-style-name="_31__5f_Subheading_20_A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Subheading_20_A-outline9" style:display-name="1_Subheading A-outline9" style:family="presentation" style:parent-style-name="_31__5f_Subheading_20_A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_31__5f_Subheading_20_A-subtitle" style:display-name="1_Subheading A-subtitle" style:family="presentation">
      <style:graphic-properties draw:stroke="none" draw:fill="none" draw:textarea-vertical-align="middle">
        <text:list-style style:name="_31__5f_Subheading_20_A-subtitle" style:display-name="1_Subheading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Subheading_20_A-title" style:display-name="1_Subheading A-title" style:family="presentation">
      <style:graphic-properties draw:stroke="none" draw:fill="none" draw:textarea-vertical-align="middle">
        <text:list-style style:name="_31__5f_Subheading_20_A-title" style:display-name="1_Subheading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6" fo:font-family="'Liberation Sans'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2f2f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_31__5f_Subheading_20_A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Subheading_20_A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_31__5f_Subheading_20_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_31__5f_Subheading_20_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MP9" style:family="paragraph">
      <style:paragraph-properties fo:margin-left="0cm" fo:margin-right="0cm" fo:margin-top="0.353cm" fo:margin-bottom="0cm" fo:line-height="125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125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0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center" style:writing-mode="lr-tb" style:font-independent-line-spacing="true"/>
      <style:text-properties fo:font-size="9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oolvetica Rg" fo:font-size="48pt" fo:letter-spacing="normal" fo:language="en" fo:country="U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Gravity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Liberation Sans6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a3d8ff" loext:opacity="100%" style:text-line-through-style="none" style:text-line-through-type="none" style:text-position="0% 100%" style:font-name="KG Defying Gravity" fo:font-size="96pt" fo:letter-spacing="normal" fo:language="en" fo:country="GB" fo:font-style="normal" style:text-underline-style="none" fo:font-weight="normal" style:font-size-asian="96pt" style:font-style-asian="normal" style:font-weight-asian="normal" style:font-size-complex="9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Content Placeholder 2" presentation:style-name="Mpr4" draw:text-style-name="MP8" draw:layer="backgroundobjects" svg:width="23.989cm" svg:height="2.269cm" svg:x="2.085cm" svg:y="0.997cm" presentation:class="outline" presentation:user-transformed="true">
        <draw:text-box>
          <text:list text:style-name="ML3">
            <text:list-item>
              <text:p text:style-name="MP7"><text:span text:style-name="MT2">Slide Title Goes in Here</text:span></text:p>
            </text:list-item>
          </text:list>
        </draw:text-box>
      </draw:frame>
      <draw:frame draw:name="Content Placeholder 2" presentation:style-name="Mpr5" draw:text-style-name="MP11" draw:layer="backgroundobjects" svg:width="23.989cm" svg:height="10.376cm" svg:x="2.085cm" svg:y="4.235cm" presentation:class="outline" presentation:user-transformed="tru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Title_20_and_20_Content-title" draw:layer="backgroundobjects" svg:width="25.199cm" svg:height="2.629cm" svg:x="1.399cm" svg:y="0.628cm" presentation:class="title" presentation:placeholder="true">
        <draw:text-box/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_31__5f_Subheading_20_A" style:display-name="1_Subheading A" style:page-layout-name="PM1" draw:style-name="Mdp2">
      <draw:frame draw:name="Date Placeholder 3" presentation:style-name="Mpr8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8"><text:date style:data-style-name="D1" text:date-value="2020-10-12">12/10/20</text:date></text:span></text:p>
        </draw:text-box>
      </draw:frame>
      <draw:frame draw:name="Footer Placeholder 4" presentation:style-name="Mpr8" draw:text-style-name="MP13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8" draw:text-style-name="MP13" draw:layer="backgroundobjects" svg:width="6.299cm" svg:height="0.838cm" svg:x="19.774cm" svg:y="14.598cm" presentation:class="page-number" presentation:user-transformed="true">
        <draw:text-box>
          <text:p text:style-name="MP14"><text:span text:style-name="MT8"><text:page-number>11</text:page-number></text:span></text:p>
        </draw:text-box>
      </draw:frame>
      <draw:frame draw:name="Title 1" presentation:style-name="Mpr9" draw:text-style-name="MP16" draw:layer="backgroundobjects" svg:width="24.324cm" svg:height="13.461cm" svg:x="1.75cm" svg:y="0.866cm" presentation:class="title" presentation:user-transformed="true">
        <draw:text-box>
          <text:p text:style-name="MP15"><text:span text:style-name="MT9">Subheading a</text:span></text:p>
        </draw:text-box>
      </draw:frame>
      <draw:frame presentation:style-name="_31__5f_Subheading_20_A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_31__5f_Subheading_20_A-title" draw:layer="backgroundobjects" svg:width="18.624cm" svg:height="10.476cm" svg:x="1.482cm" svg:y="2.123cm" presentation:class="page"/>
        <draw:frame presentation:style-name="_31__5f_Subheading_20_A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9T10:48:12.952070815</meta:creation-date>
    <dc:date>2020-10-12T16:05:24.199430504</dc:date>
    <meta:editing-duration>PT38M42S</meta:editing-duration>
    <meta:editing-cycles>10</meta:editing-cycles>
    <meta:generator>LibreOffice/7.0.1.2$Linux_X86_64 LibreOffice_project/00$Build-2</meta:generator>
    <meta:document-statistic meta:object-count="85"/>
  </office:meta>
</office:document-meta>
</file>